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map style:condition="cell-content()!=3" style:apply-style-name="Bad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/>
          <table:table-cell table:formula="of:=COUNTIF([.B7:.J7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table:style-name="ce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M</text:p>
          </table:table-cell>
          <table:table-cell/>
          <table:table-cell table:formula="of:=COUNTIF([.B6:.J6]; &quot;F&quot;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08-03T16:21:13.939770274</dc:date>
    <meta:editing-duration>PT42M51S</meta:editing-duration>
    <meta:editing-cycles>16</meta:editing-cycles>
    <meta:generator>LibreOffice/7.3.7.2$Linux_X86_64 LibreOffice_project/30$Build-2</meta:generator>
    <meta:document-statistic meta:table-count="1" meta:cell-count="85" meta:object-count="0"/>
  </office:meta>
</office:document-meta>
</file>